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50000026919B7EBA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*Undentified*&quot;;&quot;Alaimidae&quot;;&quot;Cephalobidae&quot;;&quot;Criconematidae&quot;;&quot;Dorylaimidae&quot;;&quot;Mononchidae&quot;;&quot;Plectidae&quot;;&quot;Rhabditidae&quot;;&quot;Trichodoridae &quot;;&quot;Tylenchidae&quot;;&quot;Tylencholaimoidea&quot;;&quot;Aphelenchidae&quot;;&quot;Aphelenchoididae&quot;;&quot;Aporcelaimidae&quot;;&quot;Campydoridae&quot;;&quot;Diplogastridae&quot;;&quot;Diploscapteridae&quot;;&quot;Dolichodoridae&quot;;&quot;Enoplidae&quot;;&quot;Hoplolaimidae&quot;;&quot;Leptolaimidae&quot;;&quot;Neodiplogastridae&quot;;&quot;Panagrolaimidae&quot;;&quot;Paraphelenchidae&quot;;&quot;Paratylenchidae&quot;;&quot;Pratylenchidae&quot;;&quot;Psilenchidae&quot;;&quot;Qudsianematidae&quot;;&quot;Rhabdolaimidae&quot;;&quot;Steinernematidae &quot;;&quot;Tylencholaimidae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5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7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4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6" table:default-cell-style-name="ce2"/>
        <table:table-row table:style-name="ro3">
          <table:table-cell office:value-type="string">
            <text:p>Dir</text:p>
          </table:table-cell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5"/>
        </table:table-row>
        <table:table-row table:style-name="ro6">
          <table:table-cell table:number-columns-repeated="3"/>
          <table:table-cell office:value-type="string">
            <text:p>Nem_0001</text:p>
          </table:table-cell>
          <table:table-cell office:value-type="string">
            <text:p>dd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6"/>
          <table:table-cell table:formula="of:=+[.M2]/[.L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02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M3]/[.L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03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M4]/[.L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04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M5]/[.L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05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M6]/[.L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06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M7]/[.L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07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M8]/[.L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08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M9]/[.L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09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M10]/[.L1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10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M11]/[.L1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11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M12]/[.L1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12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M13]/[.L1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13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M14]/[.L1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14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M15]/[.L1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15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M16]/[.L1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16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M17]/[.L1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17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M18]/[.L1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18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M19]/[.L1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19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M20]/[.L2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20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M21]/[.L2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21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5"/>
          <table:table-cell table:number-columns-repeated="2" table:content-validation-name="val7"/>
          <table:table-cell table:formula="of:=+[.M22]/[.L2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M23]/[.L2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M24]/[.L2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M25]/[.L2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M26]/[.L2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M27]/[.L2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M28]/[.L2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M29]/[.L2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M30]/[.L3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M31]/[.L3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M32]/[.L3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M33]/[.L3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M34]/[.L3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M35]/[.L3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M36]/[.L36]" office:value-type="percentage" office:value="0">
            <text:p>#DIV/0!</text:p>
          </table:table-cell>
          <table:table-cell table:number-columns-repeated="1010"/>
        </table:table-row>
        <table:table-row table:style-name="ro7" table:number-rows-repeated="3">
          <table:table-cell table:number-columns-repeated="7"/>
          <table:table-cell table:content-validation-name="val1"/>
          <table:table-cell table:content-validation-name="val3"/>
          <table:table-cell table:number-columns-repeated="1015"/>
        </table:table-row>
        <table:table-row table:style-name="ro7">
          <table:table-cell table:number-columns-repeated="3"/>
          <table:table-cell>
            <draw:frame table:end-cell-address="Sheet1.R70" table:end-x="4.23cm" table:end-y="0.245cm" draw:z-index="0" draw:name="Graphics 1" draw:style-name="gr1" draw:text-style-name="P1" svg:width="41.618cm" svg:height="16.324cm" svg:x="0.002cm" svg:y="0cm">
              <draw:image xlink:href="Pictures/10000000000006250000026919B7EBAE.jpg" xlink:type="simple" xlink:show="embed" xlink:actuate="onLoad">
                <text:p/>
              </draw:image>
            </draw:frame>
          </table:table-cell>
          <table:table-cell table:number-columns-repeated="4"/>
          <table:table-cell table:content-validation-name="val3"/>
          <table:table-cell table:number-columns-repeated="1015"/>
        </table:table-row>
        <table:table-row table:style-name="ro7" table:number-rows-repeated="8">
          <table:table-cell table:number-columns-repeated="8"/>
          <table:table-cell table:content-validation-name="val3"/>
          <table:table-cell table:number-columns-repeated="1015"/>
        </table:table-row>
        <table:table-row table:style-name="ro7" table:number-rows-repeated="104852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022-05-27</text:date>, <text:time>21:0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21:01:38.26</dc:date>
    <dc:creator>Lawrence Perepolkin</dc:creator>
    <meta:editing-duration>PT9H45M36S</meta:editing-duration>
    <meta:editing-cycles>42</meta:editing-cycles>
    <meta:generator>OpenOffice/4.1.12$Win32 OpenOffice.org_project/4112m1$Build-9809</meta:generator>
    <meta:document-statistic meta:table-count="3" meta:cell-count="230" meta:object-count="1"/>
  </office:meta>
</office:document-meta>
</file>